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aseSupport.endElement( String namespace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aseSupport.startElement( String namespaceURI , String localName , String qName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seInfo.BaseInfo( String url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Info.ge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aseSupport.makeAbsolute( String 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aseSupport.getCurrentB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aseSupport.XMLBaseSupport( SourceResolver resolv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aseSupport.resolve( String baseURI , String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seInfo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aseSupport.setDocumentLocation( String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aseSupport.getCurrentBaseLev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